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C000001B7F40E42818452C5F2.png" manifest:media-type="image/png"/>
  <manifest:file-entry manifest:full-path="Pictures/1000000000000421000000B8F7E6F4C1541AE82D.jpg" manifest:media-type="image/jpeg"/>
  <manifest:file-entry manifest:full-path="Pictures/1000000000000294000001C25C5DA9552FF46396.jpg" manifest:media-type="image/jpeg"/>
  <manifest:file-entry manifest:full-path="Pictures/1000000000000190000001738C943F8C3083AF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notes">
      <style:graphic-properties draw:fill-color="#ffffff" draw:auto-grow-height="true" fo:min-height="13.364cm"/>
    </style:style>
    <style:style style:name="pr3" style:family="presentation" style:parent-style-name="Blue_5f_Curve-title">
      <style:graphic-properties fo:min-height="3.506cm"/>
    </style:style>
    <style:style style:name="pr4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25.199cm" svg:height="1.771cm" svg:x="0.801cm" svg:y="0.6cm" presentation:class="title" presentation:user-transformed="true">
          <draw:text-box>
            <text:p>Base A <text:s/>Architeture</text:p>
          </draw:text-box>
        </draw:frame>
        <draw:frame draw:style-name="gr1" draw:text-style-name="P1" draw:layer="layout" svg:width="19.2cm" svg:height="14.6cm" svg:x="4cm" svg:y="3.4cm">
          <draw:image xlink:href="Pictures/1000000000000190000001738C943F8C3083AF3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" presentation:presentation-page-layout-name="AL2T19">
        <draw:frame presentation:style-name="pr3" draw:layer="layout" svg:width="20.6cm" svg:height="3.506cm" svg:x="3.2cm" svg:y="-0.106cm" presentation:class="title" presentation:user-transformed="true">
          <draw:text-box>
            <text:p>Base B <text:s/>Architeture</text:p>
          </draw:text-box>
        </draw:frame>
        <draw:frame draw:style-name="gr1" draw:text-style-name="P1" draw:layer="layout" svg:width="17.462cm" svg:height="11.905cm" svg:x="4.6cm" svg:y="3.8cm">
          <draw:image xlink:href="Pictures/1000000000000294000001C25C5DA9552FF463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1" draw:layer="layout" svg:width="25.199cm" svg:height="1.771cm" svg:x="0.801cm" svg:y="0.6cm" presentation:class="title" presentation:user-transformed="true">
          <draw:text-box>
            <text:p>Base C <text:s/>Architeture</text:p>
          </draw:text-box>
        </draw:frame>
        <draw:frame draw:style-name="gr1" draw:text-style-name="P1" draw:layer="layout" svg:width="26.392cm" svg:height="15.489cm" svg:x="0.859cm" svg:y="2.789cm">
          <draw:image xlink:href="Pictures/10000201000002EC000001B7F40E42818452C5F2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09:41:44.714574835</meta:creation-date>
    <meta:editing-duration>PT12M1S</meta:editing-duration>
    <meta:editing-cycles>2</meta:editing-cycles>
    <meta:generator>LibreOffice/6.0.6.2$Linux_X86_64 LibreOffice_project/00m0$Build-2</meta:generator>
    <dc:title>Blue Curve</dc:title>
    <dc:date>2018-11-13T09:53:45.788445154</dc:date>
    <meta:document-statistic meta:object-count="47"/>
  </office:meta>
</office:document-meta>
</file>